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="Arrow" draw:marker-start-width="0.65cm" draw:marker-end="" draw:marker-end-width="0.7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0.771cm"/>
    </style:style>
    <style:style style:name="gr3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74cm"/>
    </style:style>
    <style:style style:name="gr6" style:family="graphic" style:parent-style-name="standard">
      <style:graphic-properties svg:stroke-width="0.05cm" draw:marker-start-width="0.275cm" draw:marker-end-width="0.275cm" draw:fill="solid" draw:fill-color="#000000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8cm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23cm" draw:marker-end="Arrow" draw:marker-end-width="0.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P3" style:family="paragraph">
      <style:text-properties fo:color="#000000" fo:font-family="'Century Schoolbook L'" style:font-family-generic="roman" style:font-pitch="variable"/>
    </style:style>
    <style:style style:name="P4" style:family="paragraph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family="'Century Schoolbook L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2" style:family="text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family="'Century Schoolbook L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color="#000000" fo:font-family="'Century Schoolbook L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style:text-position="sub 58%" fo:font-family="'Century Schoolbook L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7.492cm" svg:y1="5.803cm" svg:x2="7.486cm" svg:y2="3.058cm">
          <text:p/>
        </draw:line>
        <draw:line draw:style-name="gr1" draw:text-style-name="P1" draw:layer="layout" svg:x1="3.78cm" svg:y1="5.811cm" svg:x2="3.774cm" svg:y2="3.066cm">
          <text:p/>
        </draw:line>
        <draw:frame draw:style-name="gr2" draw:text-style-name="P2" draw:layer="layout" svg:width="1.2cm" svg:height="1.276cm" svg:x="0cm" svg:y="4.724cm">
          <draw:text-box>
            <text:p><text:span text:style-name="T1">O</text:span></text:p>
          </draw:text-box>
        </draw:frame>
        <draw:custom-shape draw:style-name="gr3" draw:text-style-name="P1" draw:layer="layout" svg:width="0.461cm" svg:height="0.472cm" svg:x="7.252cm" svg:y="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7cm" svg:height="1.42cm" svg:x="1.943cm" svg:y="2.509cm">
          <draw:text-box>
            <text:p text:style-name="P3"><text:span text:style-name="T2">r</text:span></text:p>
          </draw:text-box>
        </draw:frame>
        <draw:frame draw:style-name="gr5" draw:text-style-name="P4" draw:layer="layout" svg:width="1.42cm" svg:height="1.42cm" svg:x="4.318cm" svg:y="1.524cm">
          <draw:text-box>
            <text:p text:style-name="P3"><text:span text:style-name="T2">p</text:span></text:p>
          </draw:text-box>
        </draw:frame>
        <draw:frame draw:style-name="gr4" draw:text-style-name="P4" draw:layer="layout" svg:width="1.1cm" svg:height="1.42cm" svg:x="3.9cm" svg:y="4.605cm">
          <draw:text-box>
            <text:p text:style-name="P3"><text:span text:style-name="T2">L</text:span></text:p>
          </draw:text-box>
        </draw:frame>
        <draw:custom-shape draw:style-name="gr6" draw:text-style-name="P1" draw:layer="layout" svg:width="0.285cm" svg:height="0.316cm" svg:x="0.796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081cm" svg:y1="4.475cm" svg:x2="3.739cm" svg:y2="2.861cm">
          <text:p/>
        </draw:line>
        <draw:line draw:style-name="gr8" draw:text-style-name="P1" draw:layer="layout" svg:x1="3.968cm" svg:y1="2.857cm" svg:x2="5.549cm" svg:y2="2.857cm">
          <text:p/>
        </draw:line>
        <draw:custom-shape draw:style-name="gr3" draw:text-style-name="P1" draw:layer="layout" svg:width="0.461cm" svg:height="0.472cm" svg:x="3.541cm" svg:y="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43cm" svg:y1="2.861cm" svg:x2="9.763cm" svg:y2="2.861cm">
          <text:p/>
        </draw:line>
        <draw:line draw:style-name="gr8" draw:text-style-name="P1" draw:layer="layout" svg:x1="7.669cm" svg:y1="2.857cm" svg:x2="9.25cm" svg:y2="2.857cm">
          <text:p/>
        </draw:line>
        <draw:frame draw:style-name="gr4" draw:text-style-name="P6" draw:layer="layout" svg:width="1.143cm" svg:height="1.373cm" svg:x="8.7cm" svg:y="4.31cm">
          <draw:text-box>
            <text:p text:style-name="P5"><text:span text:style-name="T3">x</text:span></text:p>
          </draw:text-box>
        </draw:frame>
        <draw:line draw:style-name="gr10" draw:text-style-name="P1" draw:layer="layout" svg:x1="1cm" svg:y1="4.5cm" svg:x2="3.231cm" svg:y2="1.132cm">
          <text:p/>
        </draw:line>
        <draw:frame draw:style-name="gr4" draw:text-style-name="P6" draw:layer="layout" svg:width="1.143cm" svg:height="1.373cm" svg:x="2.301cm" svg:y="0.211cm">
          <draw:text-box>
            <text:p text:style-name="P5"><text:span text:style-name="T4">y</text:span></text:p>
          </draw:text-box>
        </draw:frame>
        <draw:line draw:style-name="gr10" draw:text-style-name="P1" draw:layer="layout" svg:x1="0.9cm" svg:y1="4.5cm" svg:x2="0.9cm" svg:y2="0.5cm">
          <text:p/>
        </draw:line>
        <draw:frame draw:style-name="gr4" draw:text-style-name="P6" draw:layer="layout" svg:width="1.143cm" svg:height="1.373cm" svg:x="0.001cm" svg:y="0.111cm">
          <draw:text-box>
            <text:p text:style-name="P5"><text:span text:style-name="T3">z</text:span></text:p>
          </draw:text-box>
        </draw:frame>
        <draw:frame draw:style-name="gr4" draw:text-style-name="P6" draw:layer="layout" svg:width="1.698cm" svg:height="1.597cm" svg:x="1.002cm" svg:y="1.912cm">
          <draw:text-box>
            <text:p text:style-name="P5"><text:span text:style-name="T3">y</text:span><text:span text:style-name="T5">0</text:span></text:p>
          </draw:text-box>
        </draw:frame>
        <draw:custom-shape draw:style-name="gr11" draw:text-style-name="P1" draw:layer="layout" svg:width="1.123cm" svg:height="0.159cm" svg:x="3.2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123cm" svg:height="0.159cm" svg:x="7.001cm" svg:y="4.501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cm" svg:y1="4.6cm" svg:x2="9.5cm" svg:y2="4.6cm">
          <text:p/>
        </draw:line>
        <draw:custom-shape draw:style-name="gr11" draw:text-style-name="P1" draw:layer="layout" svg:width="0.929cm" svg:height="0.287cm" draw:transform="rotate (0.0431096325242518) translate (3.295cm 3.721cm)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081cm" svg:y1="4.6cm" svg:x2="7.457cm" svg:y2="2.8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05T22:12:15</dc:date>
    <meta:editing-cycles>41</meta:editing-cycles>
    <meta:editing-duration>PT10H28M4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